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officeooo:rsid="000d41cb" officeooo:paragraph-rsid="000d41cb"/>
    </style:style>
    <style:style style:name="P3" style:family="paragraph" style:parent-style-name="Standard">
      <style:paragraph-properties fo:text-align="justify" style:justify-single-word="false"/>
      <style:text-properties officeooo:rsid="000d41cb"/>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a009e"/>
    </style:style>
    <style:style style:name="P6" style:family="paragraph" style:parent-style-name="Text_20_body">
      <style:paragraph-properties fo:text-align="justify" style:justify-single-word="false"/>
      <style:text-properties officeooo:rsid="000a009e" officeooo:paragraph-rsid="000a009e"/>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list-style-name="L2"/>
    <style:style style:name="P9" style:family="paragraph" style:parent-style-name="Text_20_body">
      <style:paragraph-properties fo:margin-left="1.251cm" fo:margin-right="0cm" fo:text-align="justify" style:justify-single-word="false" fo:text-indent="0cm" style:auto-text-indent="false"/>
    </style:style>
    <style:style style:name="P10" style:family="paragraph" style:parent-style-name="Text_20_body">
      <style:paragraph-properties fo:margin-left="1.251cm" fo:margin-right="0cm" fo:text-align="justify" style:justify-single-word="false" fo:text-indent="0cm" style:auto-text-indent="false"/>
      <style:text-properties officeooo:paragraph-rsid="000a009e"/>
    </style:style>
    <style:style style:name="P11" style:family="paragraph" style:parent-style-name="Text_20_body" style:list-style-name="L1">
      <style:paragraph-properties fo:margin-left="2.501cm" fo:margin-right="0cm" fo:text-align="justify" style:justify-single-word="false" fo:text-indent="-0.635cm" style:auto-text-indent="false"/>
    </style:style>
    <style:style style:name="T1" style:family="text">
      <style:text-properties officeooo:rsid="000a00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onografia I </text:span></text:p>
      <text:p text:style-name="P6">Acadêmico: Alefe Variani</text:p>
      <text:p text:style-name="P5"><text:bookmark text:name="yui_3_9_1_2_1431033083023_193"/>Atividade 2 </text:p>
      <text:p text:style-name="P5"><text:span text:style-name="T1">a) Entrega das etapas: Tema, Delimitação do problema, Hipóteses ou questões de pesquisa;</text:span></text:p>
      <text:p text:style-name="P5"/>
      <text:p text:style-name="P7">1.1 Tema </text:p>
      <text:p text:style-name="P4"><text:tab/>Ambientes padronizados de desenvolvimento e Monitoramento de aplicações baseado na <text:tab/>cultura DevOps. </text:p>
      <text:p text:style-name="P4"/>
      <text:p text:style-name="P7">1.2 Delimitação do problema </text:p>
      <text:p text:style-name="P9"><text:tab/>Vivemos em uma sociedade hiperconectada, com smartphones, tablets e outros dispositivos móveis fazendo parte de nosso dia a dia. A velocidade das transformações é alucinante e aumenta a cada dia.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 </text:p>
      <text:p text:style-name="P9"><text:tab/>Tendo em vista isso, setores de TI não estão tendo boa cotação como inovadores, os atuais processos de desenvolvimento e gestão do ciclo de vida das aplicações, foi baseado no conceito de sistema estáticos e as modificações eram acumuladas e embutidas pra novas versões do software 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 Mantendo uma evolução em intervalos cada vez mais curtos. Atualizações não são mais anuais, mas sim mensais, semanais ou mesmo diárias. (TAURION, 2013). </text:p>
      <text:p text:style-name="P9"><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 </text:p>
      <text:list xml:id="list7554967632256287813" text:style-name="L1">
        <text:list-item>
          <text:p text:style-name="P11">Área de desenvolvimento e infraestrutura trabalhando separadamente. Esta divisão é bem clara em departamentos de TI, onde existe o equipe de desenvolvimento(dev), responsável pela criação de novos produtos e aplicações, incluir novas funcionalidades e correções de problemas(bugs), e o equipe de operações(infra) responsável por manter segurança e estabilidade em aplicações em produção. Está distancia entre dev e infra dificulta a comunicação e entendimento de ambas as partes, onde causam conflitos na hora de implantar novas funcionalidades da <text:soft-page-break/>aplicação. Está distancia é um dos principais objetivos da cultura/movimento do DevOps. </text:p>
        </text:list-item>
        <text:list-item>
          <text:p text:style-name="P11">Ambientes de desenvolvimento diferentes do ambiente de produção: Inúmeras empresas sofrem com ambientes de desenvolvimento e produção diferentes, onde causam problemas na hora de fazer a liberação da nova versão do software(deploy). </text:p>
        </text:list-item>
        <text:list-item>
          <text:p text:style-name="P11">Mau monitoramento da aplicação(desempenho, performance, consultas e erros não tratados). Aplicações possuem pontos críticos que são difíceis de serem identificados, como o usuário usa a aplicação, desempenho das transações com o banco de dados e também a verificando quando alguma disponibilidade da aplicação para de funcionar, entre outros. </text:p>
        </text:list-item>
      </text:list>
      <text:p text:style-name="P10"><text:tab/>Segundo Sete (2015) o status da indústria de software 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software, além dos problemas citados acima, que muitas vezes não são esperados pelas equipes envolvidas. </text:p>
      <text:p text:style-name="P10"><text:tab/>Sabe-se que para reagir rapidamente às necessidades dos clientes e atingir uma velocidade mais rápida para o mercado é uma prioridade. Esse tipo de agilidade requer um ciclo contínuo de liberação e ajuste, e ficar a par disso depende do quanto os seus departamentos de desenvolvimento e operações podem colaborar. Alcançar a colaboração necessária nem sempre é fácil. Mas é devido à necessidade e aos esforços para obter isso que o movimento DevOps surgiu. (RACKSPACE, 2015). </text:p>
      <text:p text:style-name="P10"/>
      <text:p text:style-name="P7">1.3 Hipóteses ou questões de pesquisa </text:p>
      <text:list xml:id="list3629751246225708231" text:style-name="L2">
        <text:list-item>
          <text:p text:style-name="P8">Por que existe diferenças entre ambiente de desenvolvimento e produção? </text:p>
        </text:list-item>
        <text:list-item>
          <text:p text:style-name="P8">Por que o desenvolvimento e infraestrutura trabalham tão distantes? </text:p>
        </text:list-item>
        <text:list-item>
          <text:p text:style-name="P8">É possível utilizar a cultura DevOps para melhorar os processos de desenvolvimento de software no Centro de Residencia em Software(CRS) - Unochapecó? </text:p>
        </text:list-item>
        <text:list-item>
          <text:p text:style-name="P8">Implantar a cultura DevOps no Centro de Residencia em Software - Unochapecó, traz resultados rapidamente? </text:p>
        </text:list-item>
        <text:list-item>
          <text:p text:style-name="P8">Que ganhos e benefícios trará? </text:p>
        </text:list-item>
      </text:list>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d41cb" officeooo:paragraph-rsid="000d41c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hapecó – SC, maio. 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8:14:27.771385497</meta:creation-date>
    <meta:generator>LibreOffice/4.2.8.2$Linux_X86_64 LibreOffice_project/420m0$Build-2</meta:generator>
    <dc:date>2015-05-07T18:25:02.426837792</dc:date>
    <meta:editing-duration>PT3M10S</meta:editing-duration>
    <meta:editing-cycles>3</meta:editing-cycles>
    <meta:document-statistic meta:table-count="0" meta:image-count="0" meta:object-count="0" meta:page-count="2" meta:paragraph-count="22" meta:word-count="681" meta:character-count="4548" meta:non-whitespace-character-count="3870"/>
  </office:meta>
</office:document-meta>
</file>